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5.24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_5f__5f_OpenSolver_5f__5f_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6" table:default-cell-style-name="Default"/>
        <table:table-column table:style-name="co3" table:number-columns-repeated="998" table:default-cell-style-name="Default"/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Weight(kg)</text:p>
          </table:table-cell>
          <table:table-cell table:style-name="ce2" office:value-type="string" calcext:value-type="string">
            <text:p>Size(cm)</text:p>
          </table:table-cell>
          <table:table-cell table:style-name="ce2" office:value-type="string" calcext:value-type="string">
            <text:p>Cost(€)</text:p>
          </table:table-cell>
          <table:table-cell table:style-name="ce2" office:value-type="string" calcext:value-type="string">
            <text:p>Volume</text:p>
          </table:table-cell>
          <table:table-cell table:style-name="ce1" table:number-columns-repeated="2"/>
          <table:table-cell table:style-name="ce10" office:value-type="string" calcext:value-type="string" table:number-columns-spanned="2" table:number-rows-spanned="1">
            <text:p>Total Suitcases Stored</text:p>
          </table:table-cell>
          <table:covered-table-cell table:style-name="ce6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M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0x20x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1" table:number-columns-repeated="2"/>
          <table:table-cell table:style-name="ce3" office:value-type="string" calcext:value-type="string">
            <text:p>Type 1</text:p>
          </table:table-cell>
          <table:table-cell table:style-name="ce3" table:formula="of:=[.C20]+[.F20]+[.I20]+[.L20]+[.O20]+[.R20]" office:value-type="string" office:string-value="6" calcext:value-type="string">
            <text:p>6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M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40x20x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8" calcext:value-type="float">
            <text:p>0.008</text:p>
          </table:table-cell>
          <table:table-cell table:style-name="ce1" table:number-columns-repeated="2"/>
          <table:table-cell table:style-name="ce3" office:value-type="string" calcext:value-type="string">
            <text:p>Type 2</text:p>
          </table:table-cell>
          <table:table-cell table:style-name="ce3" table:formula="of:=[.D20]+[.G20]+[.J20]+[.M20]+[.P20]+[.S20]" office:value-type="string" office:string-value="18" calcext:value-type="string">
            <text:p>18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M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50x30x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2"/>
          <table:table-cell table:style-name="ce3" office:value-type="string" calcext:value-type="string">
            <text:p>Type 3</text:p>
          </table:table-cell>
          <table:table-cell table:style-name="ce3" table:formula="of:=[.E20]+[.H20]+[.K20]+[.N20]+[.Q20]+[.T20]" office:value-type="string" office:string-value="11" calcext:value-type="string">
            <text:p>11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mpartiment</text:p>
          </table:table-cell>
          <table:table-cell table:style-name="ce2" office:value-type="string" calcext:value-type="string">
            <text:p>Weight(kg)</text:p>
          </table:table-cell>
          <table:table-cell table:style-name="ce2" office:value-type="string" calcext:value-type="string">
            <text:p>Volume(m3)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C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1" calcext:value-type="float">
            <text:p>0.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C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5" calcext:value-type="float">
            <text:p>0.15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C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C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1" calcext:value-type="float">
            <text:p>0.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C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15" calcext:value-type="float">
            <text:p>0.15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C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/>
          <table:table-cell table:style-name="ce5" office:value-type="string" calcext:value-type="string">
            <text:p>Decision Variables</text:p>
          </table:table-cell>
          <table:table-cell table:style-name="ce8"/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x21</text:p>
          </table:table-cell>
          <table:table-cell table:style-name="ce3" office:value-type="string" calcext:value-type="string">
            <text:p>x31</text:p>
          </table:table-cell>
          <table:table-cell table:style-name="ce3" office:value-type="string" calcext:value-type="string">
            <text:p>x12</text:p>
          </table:table-cell>
          <table:table-cell table:style-name="ce3" office:value-type="string" calcext:value-type="string">
            <text:p>x22</text:p>
          </table:table-cell>
          <table:table-cell table:style-name="ce3" office:value-type="string" calcext:value-type="string">
            <text:p>x32</text:p>
          </table:table-cell>
          <table:table-cell table:style-name="ce3" office:value-type="string" calcext:value-type="string">
            <text:p>x13</text:p>
          </table:table-cell>
          <table:table-cell table:style-name="ce3" office:value-type="string" calcext:value-type="string">
            <text:p>x23</text:p>
          </table:table-cell>
          <table:table-cell table:style-name="ce3" office:value-type="string" calcext:value-type="string">
            <text:p>x33</text:p>
          </table:table-cell>
          <table:table-cell table:style-name="ce3" office:value-type="string" calcext:value-type="string">
            <text:p>x14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string" calcext:value-type="string">
            <text:p>x34</text:p>
          </table:table-cell>
          <table:table-cell table:style-name="ce3" office:value-type="string" calcext:value-type="string">
            <text:p>x15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string" calcext:value-type="string">
            <text:p>x35</text:p>
          </table:table-cell>
          <table:table-cell table:style-name="ce3" office:value-type="string" calcext:value-type="string">
            <text:p>x16</text:p>
          </table:table-cell>
          <table:table-cell table:style-name="ce3" office:value-type="string" calcext:value-type="string">
            <text:p>x26</text:p>
          </table:table-cell>
          <table:table-cell table:style-name="ce3" office:value-type="string" calcext:value-type="string">
            <text:p>x36</text:p>
          </table:table-cell>
          <table:table-cell table:number-columns-repeated="1004"/>
        </table:table-row>
        <table:table-row table:style-name="ro1">
          <table:table-cell table:style-name="ce1" table:number-columns-repeated="2"/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9"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9"/>
          <table:table-cell table:style-name="ce1" table:number-columns-repeated="6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Objective Function Value</text:p>
          </table:table-cell>
          <table:covered-table-cell table:style-name="ce6"/>
          <table:table-cell table:style-name="ce1" table:number-columns-repeated="13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(22-[.C20]-[.F20]-[.I20]-[.L20]-[.O20]-[.R20])*10+(18-[.D20]-[.G20]-[.J20]-[.M20]-[.P20]-[.S20])*20+(11-[.E20]-[.H20]-[.K20]-[.N20]-[.Q20]-[.T20])*30" office:value-type="string" office:string-value="160" calcext:value-type="string" table:number-columns-spanned="2" table:number-rows-spanned="1">
            <text:p>160</text:p>
          </table:table-cell>
          <table:covered-table-cell table:style-name="ce6"/>
          <table:table-cell table:style-name="ce1" table:number-columns-repeated="13"/>
          <table:table-cell table:number-columns-repeated="1007"/>
        </table:table-row>
        <table:table-row table:style-name="ro1" table:number-rows-repeated="3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3" table:number-rows-spanned="1">
            <text:p>Constraints</text:p>
          </table:table-cell>
          <table:covered-table-cell table:style-name="ce7"/>
          <table:covered-table-cell table:style-name="ce6"/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7"/>
          <table:table-cell table:style-name="ce9"/>
          <table:table-cell table:number-columns-repeated="2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C20]*7+[.D20]*8+[.E20]*10" office:value-type="string" office:string-value="50" calcext:value-type="string">
            <text:p>50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3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F20]*7+[.G20]*8+[.H20]*10" office:value-type="string" office:string-value="56" calcext:value-type="string">
            <text:p>56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60" calcext:value-type="float">
            <text:p>60</text:p>
          </table:table-cell>
          <table:table-cell table:style-name="ce1" table:number-columns-repeated="2"/>
          <table:table-cell table:number-columns-repeated="3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I20]*7+[.J20]*8+[.K20]*10" office:value-type="string" office:string-value="40" calcext:value-type="string">
            <text:p>40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number-columns-repeated="2"/>
          <table:table-cell table:number-columns-repeated="3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C20]*0.006+[.D20]*0.008+[.E20]*0.03" office:value-type="string" office:string-value="0.088" calcext:value-type="string">
            <text:p>0.088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0.1" calcext:value-type="float">
            <text:p>0.1</text:p>
          </table:table-cell>
          <table:table-cell table:style-name="ce1" table:number-columns-repeated="2"/>
          <table:table-cell table:number-columns-repeated="3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F20]*0.006+[.G20]*0.008+[.H20]*0.03" office:value-type="string" office:string-value="0.136" calcext:value-type="string">
            <text:p>0.136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0.15" calcext:value-type="float">
            <text:p>0.15</text:p>
          </table:table-cell>
          <table:table-cell table:style-name="ce1" table:number-columns-repeated="2"/>
          <table:table-cell table:number-columns-repeated="3"/>
          <table:table-cell table:style-name="ce1" table:number-columns-repeated="7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I20]*0.006+[.J20]*0.008+[.K20]*0.03" office:value-type="string" office:string-value="0.04" calcext:value-type="string">
            <text:p>0.04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([.C20]*7+[.D20]*8+[.E20]*10+[.L20]*7+[.M20]*8+[.N20]*10)" office:value-type="string" office:string-value="100" calcext:value-type="string">
            <text:p>100</text:p>
          </table:table-cell>
          <table:table-cell table:style-name="ce3" office:value-type="string" calcext:value-type="string">
            <text:p>&gt;=</text:p>
          </table:table-cell>
          <table:table-cell table:style-name="ce3" table:formula="of:=1.1*([.I20]*7+[.J20]*8+[.K20]*10)" office:value-type="string" office:string-value="44" calcext:value-type="string">
            <text:p>44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C20]+[.F20]+[.I20]+[.L20]+[.O20]+[.R20]" office:value-type="string" office:string-value="6" calcext:value-type="string">
            <text:p>6</text:p>
          </table:table-cell>
          <table:table-cell table:style-name="ce3" office:value-type="string" calcext:value-type="string">
            <text:p>&lt;=</text:p>
          </table:table-cell>
          <table:table-cell table:style-name="ce3" table:formula="of:=[.D4]" office:value-type="float" office:value="22" calcext:value-type="float">
            <text:p>22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D20]+[.G20]+[.J20]+[.M20]+[.P20]+[.S20]" office:value-type="string" office:string-value="18" calcext:value-type="string">
            <text:p>18</text:p>
          </table:table-cell>
          <table:table-cell table:style-name="ce3" office:value-type="string" calcext:value-type="string">
            <text:p>&lt;=</text:p>
          </table:table-cell>
          <table:table-cell table:style-name="ce3" table:formula="of:=[.D5]" office:value-type="float" office:value="18" calcext:value-type="float">
            <text:p>18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E20]+[.H20]+[.K20]+[.N20]+[.Q20]+[.T20]" office:value-type="string" office:string-value="11" calcext:value-type="string">
            <text:p>11</text:p>
          </table:table-cell>
          <table:table-cell table:style-name="ce3" office:value-type="string" calcext:value-type="string">
            <text:p>&lt;=</text:p>
          </table:table-cell>
          <table:table-cell table:style-name="ce3" table:formula="of:=[.D6]" office:value-type="float" office:value="11" calcext:value-type="float">
            <text:p>11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L20]*7+[.M20]*8+[.N20]*10" office:value-type="string" office:string-value="50" calcext:value-type="string">
            <text:p>50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50" calcext:value-type="float">
            <text:p>50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O20]*7+[.P20]*8+[.Q20]*10" office:value-type="string" office:string-value="60" calcext:value-type="string">
            <text:p>60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60" calcext:value-type="float">
            <text:p>60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R20]*7+[.S20]*8+[.T20]*10" office:value-type="string" office:string-value="40" calcext:value-type="string">
            <text:p>40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40" calcext:value-type="float">
            <text:p>40</text:p>
          </table:table-cell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3" table:formula="of:=[.L20]*0.006+[.M20]*0.008+[.N20]*0.03" office:value-type="string" office:string-value="0.088" calcext:value-type="string">
            <text:p>0.088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0.1" calcext:value-type="float">
            <text:p>0.1</text:p>
          </table:table-cell>
          <table:table-cell table:style-name="ce1" table:number-columns-repeated="12"/>
          <table:table-cell table:number-columns-repeated="1007"/>
        </table:table-row>
        <table:table-row table:style-name="ro2">
          <table:table-cell/>
          <table:table-cell table:style-name="ce1"/>
          <table:table-cell table:style-name="ce3" table:formula="of:=[.O20]*0.006+[.P20]*0.008+[.Q20]*0.03" office:value-type="string" office:string-value="0.1" calcext:value-type="string">
            <text:p>0.1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formula="of:=[.R20]*0.006+[.S20]*0.008+[.T20]*0.03" office:value-type="string" office:string-value="0.058" calcext:value-type="string">
            <text:p>0.058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 table:number-rows-repeated="95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OpenSolver__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2">
          <table:table-cell table:formula="of:=modelsheet=hoja 1![.A$1:.Z$1048576]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2">
          <table:table-cell table:formula="of:=opensolver_adjnum=0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opensolver_chosensolver=google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opensolver_fastbuild=0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opensolver_linearitycheck=1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solver_neg=1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solver_num=0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solver_opt=hoja 1![.C32]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2">
          <table:table-cell table:formula="of:=solver_sho=1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solver_typ=2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>
          <table:table-cell table:formula="of:=solver_val=0" office:value-type="string" office:string-value="#NAME?" calcext:value-type="string">
            <text:p>#NAME?</text:p>
          </table:table-cell>
          <table:table-cell table:number-columns-repeated="1023"/>
        </table:table-row>
        <table:table-row table:style-name="ro2" table:number-rows-repeated="98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_5f_OpenSolver_5f__5f_" style:display-name="PageStyle___OpenSolver__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5.1.0.3$Linux_X86_64 LibreOffice_project/</meta:generator>
  </office:meta>
</office:document-meta>
</file>